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0.002cm solid #000000" fo:border-top="none" fo:border-bottom="none"/>
    </style:style>
    <style:style style:name="Tabella2.C3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0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style:font-name-asian="Arial3" style:font-size-asian="15pt" style:font-weight-asian="normal" style:font-name-complex="Arial3" style:font-size-complex="15pt" style:font-weight-complex="normal"/>
    </style:style>
    <style:style style:name="P22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3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4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normal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font-name-asian="Arial3" style:font-size-asian="12pt" style:font-name-complex="Arial3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 fo:break-before="pag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1" style:family="paragraph" style:parent-style-name="Standard">
      <style:paragraph-properties fo:text-align="justify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2" style:family="paragraph" style:parent-style-name="Standard">
      <style:paragraph-properties fo:text-align="justify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3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4" style:family="paragraph" style:parent-style-name="Standard">
      <style:paragraph-properties fo:text-align="justify" style:justify-single-word="false" style:text-autospace="none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5" style:family="paragraph" style:parent-style-name="Standard">
      <style:paragraph-properties fo:text-align="justify" style:justify-single-word="false" fo:break-before="pag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6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6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0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font-name="Arial" fo:font-size="12pt" style:font-name-asian="ArialMT" style:font-size-asian="12pt" style:font-name-complex="ArialM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MT" style:font-name-asian="ArialMT" style:font-name-complex="ArialMT"/>
    </style:style>
    <style:style style:name="T16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7" style:family="text">
      <style:text-properties fo:color="#ff0000" fo:font-style="italic" style:font-style-asian="italic" style:font-style-complex="italic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23/01/2008</text:p>
          </table:table-cell>
        </table:table-row>
        <table:table-row>
          <table:table-cell table:style-name="Tabella4.A2" office:value-type="string">
            <text:p text:style-name="P8">Documento Esterno - Formale - v1.3</text:p>
          </table:table-cell>
          <table:table-cell table:style-name="Tabella4.B2" office:value-type="string">
            <text:p text:style-name="P9">Glossario.pdf</text:p>
          </table:table-cell>
        </table:table-row>
      </table:table>
      <text:p text:style-name="P13"/>
      <text:p text:style-name="P13"/>
      <text:p text:style-name="P14">Redazione:</text:p>
      <text:p text:style-name="P18"><text:tab/><text:tab/><text:tab/>Giordano Cariani</text:p>
      <text:p text:style-name="P19"/>
      <text:p text:style-name="P19">Revisione:<text:tab/></text:p>
      <text:p text:style-name="P18"><text:tab/><text:tab/><text:tab/>Nome Cognome<text:tab/></text:p>
      <text:p text:style-name="P19"/>
      <text:p text:style-name="P19">Approvazione:</text:p>
      <text:p text:style-name="P21"><text:tab/><text:tab/><text:tab/>Nome Cognome<text:tab/><text:tab/><text:tab/></text:p>
      <text:p text:style-name="P19"/>
      <text:p text:style-name="P19">Lista di distribuzione:</text:p>
      <text:p text:style-name="P18"><text:tab/><text:tab/><text:tab/><text:tab/><text:tab/><text:tab/>Vardanega Tullio</text:p>
      <text:p text:style-name="P18"><text:tab/><text:tab/><text:tab/><text:tab/><text:tab/><text:tab/>Palazzi Claudio</text:p>
      <text:p text:style-name="P18"><text:tab/><text:tab/><text:tab/><text:tab/><text:tab/><text:tab/>Stylosoft</text:p>
      <text:p text:style-name="P18"/>
      <text:p text:style-name="P20">Registro delle modifiche:</text:p>
      <text:p text:style-name="P20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2">Versione</text:p>
          </table:table-cell>
          <table:table-cell table:style-name="Tabella2.B1" office:value-type="string">
            <text:p text:style-name="P22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23">1.3</text:p>
          </table:table-cell>
          <table:table-cell table:style-name="Tabella2.B2" office:value-type="string">
            <text:p text:style-name="P23">23/01/2008</text:p>
          </table:table-cell>
          <table:table-cell table:style-name="Tabella2.A2" office:value-type="string">
            <text:p text:style-name="Table_20_Contents">Inserimento stili</text:p>
          </table:table-cell>
        </table:table-row>
        <table:table-row>
          <table:table-cell table:style-name="Tabella2.A2" office:value-type="string">
            <text:p text:style-name="P23">1.2</text:p>
          </table:table-cell>
          <table:table-cell table:style-name="Tabella2.B2" office:value-type="string">
            <text:p text:style-name="P23">13/01/2008</text:p>
          </table:table-cell>
          <table:table-cell table:style-name="Tabella2.C3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2" office:value-type="string">
            <text:p text:style-name="P23">1.1</text:p>
          </table:table-cell>
          <table:table-cell table:style-name="Tabella2.B2" office:value-type="string">
            <text:p text:style-name="P23">04/12/2007</text:p>
          </table:table-cell>
          <table:table-cell table:style-name="Tabella2.C3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2" office:value-type="string">
            <text:p text:style-name="P23">1.0</text:p>
          </table:table-cell>
          <table:table-cell table:style-name="Tabella2.B2" office:value-type="string">
            <text:p text:style-name="P23">28/11/2007</text:p>
          </table:table-cell>
          <table:table-cell table:style-name="Tabella2.C3" office:value-type="string">
            <text:p text:style-name="Table_20_Contents">Prima versione, da concludere e controllare l'ortograf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soft-page-break/>Sommario</text:p>
      <text:p text:style-name="Text_20_body"><text:span text:style-name="T12">Nei documenti presentati sono nominati alcuni termini tecnici. Per una più semplice comprensione e per utilizzare questo manuale in maniera più rapida, qui</text:span><text:span text:style-name="T11"> </text:span><text:span text:style-name="T12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24">A</text:p>
          </table:table-cell>
        </table:table-row>
      </table:table>
      <text:p text:style-name="P25">Ambiente di simulazione</text:p>
      <text:p text:style-name="P25"><text:tab/><text:span text:style-name="T13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26"/>
      <text:p text:style-name="P25">Attore di use-case</text:p>
      <text:p text:style-name="P26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5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17">B</text:p>
          </table:table-cell>
        </table:table-row>
      </table:table>
      <text:p text:style-name="P25">BUS</text:p>
      <text:p text:style-name="P26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26"><text:tab/>Le connessioni elettriche del bus possono essere realizzate direttamente su circuito <text:tab/>stampato oppure tramite un apposito cavo.</text:p>
      <text:p text:style-name="P28"/>
      <text:p text:style-name="P16">C</text:p>
      <text:p text:style-name="P25">Context Switch</text:p>
      <text:p text:style-name="P25"><text:tab/><text:span text:style-name="T13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26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17">D</text:p>
          </table:table-cell>
        </table:table-row>
      </table:table>
      <text:p text:style-name="P25">Design Pattern</text:p>
      <text:p text:style-name="P25"><text:tab/><text:span text:style-name="T13"> 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span></text:p>
      <text:p text:style-name="P25"><text:span text:style-name="T13"><text:tab/>Vedere </text:span><text:span text:style-name="T17">Pattern</text:span></text:p>
      <text:p text:style-name="P27"/>
      <text:p text:style-name="P25">Diagrammi di casi d'uso</text:p>
      <text:p text:style-name="P25"><text:tab/><text:span text:style-name="T13">Vedere </text:span><text:span text:style-name="T17">Use-case</text:span></text:p>
      <text:p text:style-name="P26"/>
      <text:p text:style-name="P25">Dispatcher</text:p>
      <text:p text:style-name="P25"><text:tab/><text:span text:style-name="T13">è il modulo che passa effettivamente il controllo della CPU ai processi scelti dallo <text:tab/>scheduler a breve termine. Poiché si attiva a ogni context switch, il dispatcher <text:tab/>dovrebbe essere quanto piu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17">E</text:p>
          </table:table-cell>
        </table:table-row>
      </table:table>
      <text:p text:style-name="P25">Elaboratore</text:p>
      <text:p text:style-name="P32"><text:span text:style-name="T5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29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25"/>
      <text:p text:style-name="P28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17">F</text:p>
          </table:table-cell>
        </table:table-row>
      </table:table>
      <text:p text:style-name="P25">Frammentazione</text:p>
      <text:p text:style-name="P26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16">J</text:p>
      <text:p text:style-name="P37">Java</text:p>
      <text:p text:style-name="P37"><text:tab/><text:span text:style-name="T13">è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16">K</text:p>
      <text:p text:style-name="P25">Kernel</text:p>
      <text:p text:style-name="P25"><text:tab/><text:span text:style-name="T13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26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ancillari come i program loader e i debugger <text:tab/>venivano lanciati da una ROM o fatti risiedere in memoria durante le transizioni <text:tab/>dell'elaboratore da un'applicazione all'altra: essi hanno formato di fatto la base per <text:tab/>la creazione dei primi sistemi operativi.</text:p>
      <text:p text:style-name="P16">P</text:p>
      <text:p text:style-name="P25">Paginazione</text:p>
      <text:p text:style-name="P26"><text:tab/>la memoria viene divisa in parti di dimensioni minori, le quali vengono allocate <text:tab/>usando pagine come blocco minimo di lavoro.</text:p>
      <text:p text:style-name="P26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26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26"/>
      <text:p text:style-name="P25">Pattern</text:p>
      <text:p text:style-name="P25"><text:tab/><text:span text:style-name="T13">descrivono strutture statiche e dinamiche di soluzioni già collaudate con successo che possono applicarsi ad altri problemi, quindi a semplificare altri progetti. Sopportano il riuso dell'architettura e della progettazione software.</text:span></text:p>
      <text:p text:style-name="P26"/>
      <text:p text:style-name="P25">Politica di rimpiazzo</text:p>
      <text:p text:style-name="P25"><text:tab/><text:span text:style-name="T13">la memoria libera il suo spazio, seguendo degli algoritmi precisi per sostituire le <text:tab/>pagine o i segmenti che sono stati allocati e che non vengono più usati.</text:span></text:p>
      <text:p text:style-name="P26"><text:tab/>Esistono vari algoritmi.</text:p>
      <text:p text:style-name="P26"/>
      <text:p text:style-name="P25">Politica di scheduling</text:p>
      <text:p text:style-name="P26"><text:tab/>Lo scheduling è un'operazione molto importante per il corretto ed efficiente <text:tab/>funzionamento del calcolatore. Infatti non solo consente di eseguire più programmi <text:tab/>concorrentemente, ma consente anche di migliorare l'utilizzo del processore.</text:p>
      <text:p text:style-name="P26"/>
      <text:p text:style-name="P25"/>
      <text:p text:style-name="P39">Priorità</text:p>
      <text:p text:style-name="P33"><text:span text:style-name="T7"><text:tab/></text:span><text:span text:style-name="T15">caratteristica di un processo che ne determina “l'importanza” all'interno dello <text:tab/>schedulatore</text:span></text:p>
      <text:p text:style-name="P25"/>
      <text:p text:style-name="P25">Processo</text:p>
      <text:p text:style-name="P34"><text:span text:style-name="T3"><text:tab/></text:span><text:span text:style-name="T4">si intende un' istanza di un programma in esecuzione in modo sequenziale. Più <text:tab/>precisamente è un'attività controllata da un programma che si svolge su un <text:tab/>processore.</text:span></text:p>
      <text:p text:style-name="P16">R</text:p>
      <text:p text:style-name="P25">RAM</text:p>
      <text:p text:style-name="P26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26"><text:tab/>Una caratteristica distintiva della RAM consiste nella possibilità di leggere da e in <text:tab/>memoria, in modo semplice e rapido.</text:p>
      <text:p text:style-name="P26"><text:tab/>Termine correntemente attribuito a supporti di memoria a stato solido facenti parte <text:tab/>dell'hardware installato su un computer.</text:p>
      <text:p text:style-name="P26"><text:tab/>L'uso della memoria RAM è comune a tutte le archittetture hardware, sia <text:tab/>monoprocessore che multiprocessore e costituisce la memoria primaria <text:tab/>dell'elaboratore.</text:p>
      <text:p text:style-name="P26"/>
      <text:p text:style-name="P25">Repository</text:p>
      <text:p text:style-name="P25"><text:tab/><text:span text:style-name="T13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26"/>
      <text:p text:style-name="P25">Rollback</text:p>
      <text:p text:style-name="P26"><text:tab/>è il ripristino di una versione precedente dei file. E' molto utilizzato quando si <text:tab/>verificano problemi nello sviluppo, ovvero si ripristina ripartendo dalla versione <text:tab/>rilasciata fino a quel momento.</text:p>
      <text:p text:style-name="P16">S</text:p>
      <text:p text:style-name="P30">Scheduler</text:p>
      <text:p text:style-name="P31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31"/>
      <text:p text:style-name="P30">Segmentazione</text:p>
      <text:p text:style-name="P31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30"/>
      <text:p text:style-name="P30">Segmentazione paginata</text:p>
      <text:p text:style-name="P32"><text:span text:style-name="T10"><text:tab/></text:span>È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30"/>
      <text:p text:style-name="P30">Sistema monoprocessore</text:p>
      <text:p text:style-name="P35"><text:span text:style-name="T6"><text:tab/></text:span><text:span text:style-name="T7">modalità dove la CPU viene assegnata ad un unico processo e rimane allocata <text:tab/>finché il processo non finisce.</text:span></text:p>
      <text:p text:style-name="P31"/>
      <text:p text:style-name="P30">Sistema multiprogrammato</text:p>
      <text:p text:style-name="P35"><text:span text:style-name="T9"><text:tab/></text:span><text:span text:style-name="T8">modalità con la quale i programmi prendono possesso della CPU per andare </text:span><text:span text:style-name="T15">in <text:tab/>esecuzione. La CPU viene assegnata ai vari processi in modo da dare una <text:tab/>parvenza di parallelismo.</text:span></text:p>
      <text:p text:style-name="P36"/>
      <text:p text:style-name="P40"><text:span text:style-name="T14">Sistema operativo </text:span><text:span text:style-name="T16">(SO)</text:span></text:p>
      <text:p text:style-name="P40"><text:span text:style-name="T16"><text:tab/></text:span><text:span text:style-name="T15">software il cui compito e' gestire tutti quei dispositivi di cui e' dotato un calcolatore <text:tab/>moderno e fornire ai programmi utente una comunicazione semplificata con <text:tab/>l'hardware.</text:span></text:p>
      <text:p text:style-name="P42"/>
      <text:p text:style-name="P43">Subversion</text:p>
      <text:p text:style-name="P43"><text:tab/><text:span text:style-name="T13">vedere </text:span><text:span text:style-name="T17">SVN</text:span></text:p>
      <text:p text:style-name="P45">SVN</text:p>
      <text:p text:style-name="P43"><text:tab/><text:span text:style-name="T13">è un sistema di controllo versione progettato specificatamente per la gestione dei <text:tab/>propri progetti.</text:span></text:p>
      <text:p text:style-name="P44"/>
      <text:p text:style-name="P43">SWAP</text:p>
      <text:p text:style-name="P41"><text:tab/><text:span text:style-name="T13">estensione della capacità della memoria volatile complessiva del computer, oltre il <text:tab/>limite imposto dalla quantità di RAM installata, attraverso l'utilizzo di uno spazio su </text:span><text:span text:style-name="T13"><text:tab/>un altro supporto fisico, ad esempio il disco fisso.</text:span></text:p>
      <text:p text:style-name="P16">T</text:p>
      <text:p text:style-name="P37">Template</text:p>
      <text:p text:style-name="P37"><text:tab/><text:span text:style-name="T13">(tradotto in italiano: modello o schema)</text:span></text:p>
      <text:p text:style-name="P38"><text:tab/>Serve per definire un modello su cui costruire una determinata funzione a <text:tab/>prescindere dai tipi di dato utilizzati</text:p>
      <text:p text:style-name="P16">U</text:p>
      <text:p text:style-name="P25">UML</text:p>
      <text:p text:style-name="P25"><text:tab/><text:span text:style-name="T13">è un linguaggio di modellazione e specifica basato sul paradigma object-oriented. E' <text:s/><text:tab/>molto utilizzato per descrivere soluzioni analitiche e progettuali in modo sintetico e <text:tab/>comprensibile per un vasta categoria di utenti.</text:span></text:p>
      <text:p text:style-name="P26"/>
      <text:p text:style-name="P25">Use-case</text:p>
      <text:p text:style-name="P25"><text:tab/><text:span text:style-name="T13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16">W</text:p>
      <text:p text:style-name="P25">Wizard</text:p>
      <text:p text:style-name="P25"><text:tab/><text:span text:style-name="T13">è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7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1.3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23/01/2008</text:p>
            </table:table-cell>
            <table:table-cell table:style-name="Tabella3.B1" office:value-type="string">
              <text:p text:style-name="P8">Pagina <text:page-number text:select-page="current">18</text:page-number> di <text:page-count>18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date>2008-01-24T19:33:41</dc:date>
    <meta:print-date>2005-11-30T16:25:56</meta:print-date>
    <meta:editing-cycles>350</meta:editing-cycles>
    <meta:editing-duration>P1DT7H14M25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8" meta:paragraph-count="135" meta:word-count="1976" meta:character-count="13294"/>
  </office:meta>
</office:document-meta>
</file>